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f114" officeooo:paragraph-rsid="0004f114"/>
    </style:style>
    <style:style style:name="P2" style:family="paragraph" style:parent-style-name="Standard">
      <style:text-properties officeooo:rsid="0010561b" officeooo:paragraph-rsid="00062b94"/>
    </style:style>
    <style:style style:name="P3" style:family="paragraph" style:parent-style-name="Standard" style:list-style-name="L1">
      <style:text-properties officeooo:rsid="0010561b" officeooo:paragraph-rsid="00098f54"/>
    </style:style>
    <style:style style:name="P4" style:family="paragraph" style:parent-style-name="Standard" style:list-style-name="L1">
      <style:text-properties officeooo:rsid="0010561b" officeooo:paragraph-rsid="000ecf2b"/>
    </style:style>
    <style:style style:name="P5" style:family="paragraph" style:parent-style-name="Standard" style:list-style-name="L13">
      <style:text-properties officeooo:rsid="0010561b" officeooo:paragraph-rsid="00098f54"/>
    </style:style>
    <style:style style:name="P6" style:family="paragraph" style:parent-style-name="Standard" style:list-style-name="L14">
      <style:text-properties officeooo:rsid="0010561b" officeooo:paragraph-rsid="00098f54"/>
    </style:style>
    <style:style style:name="P7" style:family="paragraph" style:parent-style-name="Standard" style:list-style-name="L15">
      <style:text-properties officeooo:rsid="0010561b" officeooo:paragraph-rsid="00098f54"/>
    </style:style>
    <style:style style:name="P8" style:family="paragraph" style:parent-style-name="Standard" style:list-style-name="L16">
      <style:text-properties officeooo:rsid="0010561b" officeooo:paragraph-rsid="00098f54"/>
    </style:style>
    <style:style style:name="P9" style:family="paragraph" style:parent-style-name="Standard" style:list-style-name="L17">
      <style:text-properties officeooo:rsid="0010561b" officeooo:paragraph-rsid="00098f54"/>
    </style:style>
    <style:style style:name="P10" style:family="paragraph" style:parent-style-name="Standard" style:list-style-name="L18">
      <style:text-properties officeooo:rsid="0010561b" officeooo:paragraph-rsid="00098f54"/>
    </style:style>
    <style:style style:name="P11" style:family="paragraph" style:parent-style-name="Standard">
      <style:text-properties officeooo:rsid="0010561b" officeooo:paragraph-rsid="00098f54"/>
    </style:style>
    <style:style style:name="P12" style:family="paragraph" style:parent-style-name="Standard" style:list-style-name="L19">
      <style:text-properties officeooo:rsid="0010561b" officeooo:paragraph-rsid="000ecf2b"/>
    </style:style>
    <style:style style:name="P13" style:family="paragraph" style:parent-style-name="Standard" style:list-style-name="L20">
      <style:text-properties officeooo:rsid="0010561b" officeooo:paragraph-rsid="000ecf2b"/>
    </style:style>
    <style:style style:name="P14" style:family="paragraph" style:parent-style-name="Standard" style:list-style-name="L21">
      <style:text-properties officeooo:rsid="0010561b" officeooo:paragraph-rsid="000ecf2b"/>
    </style:style>
    <style:style style:name="P15" style:family="paragraph" style:parent-style-name="Standard" style:list-style-name="L22">
      <style:text-properties officeooo:rsid="0010561b" officeooo:paragraph-rsid="000ecf2b"/>
    </style:style>
    <style:style style:name="P16" style:family="paragraph" style:parent-style-name="Standard">
      <style:text-properties officeooo:rsid="0010561b" officeooo:paragraph-rsid="000ecf2b"/>
    </style:style>
    <style:style style:name="P17" style:family="paragraph" style:parent-style-name="Standard">
      <style:text-properties officeooo:paragraph-rsid="00062b94"/>
    </style:style>
    <style:style style:name="P18" style:family="paragraph" style:parent-style-name="Standard" style:list-style-name="L18">
      <style:text-properties officeooo:paragraph-rsid="00098f54"/>
    </style:style>
    <style:style style:name="P19" style:family="paragraph" style:parent-style-name="Standard">
      <style:text-properties officeooo:paragraph-rsid="000af9c1"/>
    </style:style>
    <style:style style:name="P20" style:family="paragraph" style:parent-style-name="Standard">
      <style:text-properties officeooo:paragraph-rsid="000ecf2b"/>
    </style:style>
    <style:style style:name="P21" style:family="paragraph" style:parent-style-name="Title">
      <style:text-properties officeooo:paragraph-rsid="000e29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2b94"/>
    </style:style>
    <style:style style:name="T3" style:family="text">
      <style:text-properties officeooo:rsid="0010561b"/>
    </style:style>
    <style:style style:name="T4" style:family="text">
      <style:text-properties officeooo:rsid="00140e6d"/>
    </style:style>
    <style:style style:name="T5" style:family="text">
      <style:text-properties officeooo:rsid="002129d5"/>
    </style:style>
    <style:style style:name="T6" style:family="text">
      <style:text-properties officeooo:rsid="0014b3ab"/>
    </style:style>
    <style:style style:name="T7" style:family="text">
      <style:text-properties officeooo:rsid="002222f6"/>
    </style:style>
    <style:style style:name="T8" style:family="text">
      <style:text-properties officeooo:rsid="0016b5bb"/>
    </style:style>
    <style:style style:name="T9" style:family="text">
      <style:text-properties officeooo:rsid="00098f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pécifications Techniques des Besoins et des Exigences</text:p>
      <text:p text:style-name="P1"/>
      <text:p text:style-name="P1"/>
      <text:p text:style-name="P1"><text:span text:style-name="T1">Intitulé du projet :</text:span> construction d'une plate-forme de test répartie LDAP</text:p>
      <text:p text:style-name="P1"><text:span text:style-name="T1">Responsable technique :</text:span> Emmanuel Lécharny</text:p>
      <text:p text:style-name="P1"><text:span text:style-name="T1">Réalisation :</text:span> Thibaut Fleury, Sabri Labassi, Antoine Lavaire</text:p>
      <text:p text:style-name="P1"/>
      <text:h text:style-name="Heading_20_1" text:outline-level="1">Reformulation de la demande</text:h>
      <text:h text:style-name="Heading_20_2" text:outline-level="2">Pourquoi ?</text:h>
      <text:p text:style-name="P2">L'un des problèmes que nous rencontrons est de pouvoir lancer un test de charge configurable en disposant de suffis<text:span text:style-name="T2">am</text:span>ment d'injecteurs. L'utilisation de serveurs pour jouer le rôle de clients est problématique, principalement pour des raisons de coût (il peut être nécessaire de disposer de plusieurs dizaines de serveur<text:span text:style-name="T2">s</text:span> d'injection, par exemple).</text:p>
      <text:p text:style-name="P20"/>
      <text:p text:style-name="P16">Une des solutions à ce problème serait d'utiliser des injecteurs peu coûteux, comme des Rasp<text:span text:style-name="T2">b</text:span>erry Pi. L'idée est de valider la faisabilité technique de cette approche, qui présente néanmoins de nombreux points technique<text:span text:style-name="T9">s</text:span> qui méritent d'être approfondis :</text:p>
      <text:list xml:id="list6711394608547838561" text:style-name="L1">
        <text:list-item>
          <text:p text:style-name="P4">CPU limité sur les injecteurs.</text:p>
        </text:list-item>
      </text:list>
      <text:list xml:id="list5700850803105870184" text:style-name="L19">
        <text:list-item>
          <text:p text:style-name="P12">capacité à lancer N injecteurs de façon synchrone.</text:p>
        </text:list-item>
      </text:list>
      <text:list xml:id="list3484110100243493135" text:style-name="L20">
        <text:list-item>
          <text:p text:style-name="P13">capacité à diriger les injecteurs à distance.</text:p>
        </text:list-item>
      </text:list>
      <text:list xml:id="list5498478378890561387" text:style-name="L21">
        <text:list-item>
          <text:p text:style-name="P14">capacité à récupérer les données produites et à les agréger en un tableau synthétique.</text:p>
        </text:list-item>
      </text:list>
      <text:p text:style-name="P16"/>
      <text:p text:style-name="P16">Globalement, un scénario de test doit comprendre les étapes suivantes :</text:p>
      <text:list xml:id="list71193450581868043" text:style-name="L22">
        <text:list-item>
          <text:p text:style-name="P15"><text:span text:style-name="T4">l</text:span>ancement de 1 à N injecteurs.</text:p>
        </text:list-item>
        <text:list-item>
          <text:p text:style-name="P15">"chauffage" du serveur pendant un temps déterminé avec N injecteurs.</text:p>
        </text:list-item>
        <text:list-item>
          <text:p text:style-name="P15">démarrage du test proprement dit avec N injecteurs.</text:p>
        </text:list-item>
        <text:list-item>
          <text:p text:style-name="P15">agrégation des résultats en un tableau synthétique.</text:p>
        </text:list-item>
      </text:list>
      <text:p text:style-name="P16"/>
      <text:p text:style-name="P16">Un des besoins complémentaire<text:span text:style-name="T5">s</text:span> serait de pouvoir mesurer l'impact d'une montée en charge progressive (ie, impact de l'ajout de M injecteurs et détection du nombre d'injecteurs idéal pour un test donné). L'intérêt et de mesurer le point à partir duquel le serveur n'est plus en mesure d'offrir un service optimal.</text:p>
      <text:p text:style-name="P17"/>
      <text:p text:style-name="P11">Le <text:span text:style-name="T6">protocole</text:span> à tester est LDAP. <text:span text:style-name="T5">C</text:span>ela n'implique aucunement que l'outil de test soit limité à LDAP mais cela correspond à un besoin actuel. Il doit être possible d'utiliser le système pour monter des tests de charge HTTP ou n'importe quel <text:span text:style-name="T6">protocole.</text:span> Un des problèmes des tests de charge LDAP est la lourdeur du processing des requêtes et des réponses LDAP : cela nécessite l'encodage et le décodage des requêtes en binaire, ce qui est très coûteux en CPU. Un<text:span text:style-name="T6">e</text:span> idée serait de <text:span text:style-name="T6">pré-calculer</text:span> le binaire à envoyer et le binaire reçu, pour éviter cette charge de travail sur l'injecteur. On ferait tourner un test à blanc dont l'objectif serait de générer toutes les requêtes binaires, pour les envoyer dans un second temps directement.</text:p>
      <text:p text:style-name="P11"/>
      <text:p text:style-name="P11">Le test serait donc effectué en deux temps :</text:p>
      <text:list xml:id="list7024842895096574323" text:style-name="L17">
        <text:list-item>
          <text:p text:style-name="P9"><text:soft-page-break/>une phase de préparation et d'enregistrement.</text:p>
        </text:list-item>
        <text:list-item>
          <text:p text:style-name="P9">une phase d'exécution.</text:p>
        </text:list-item>
      </text:list>
      <text:p text:style-name="P11"/>
      <text:p text:style-name="P11">Dans tous les cas de figure, les tests doivent pouvoir être envoyés aux injecteurs sans avoir à les installer sur N machines, c'est à dire qu'il faut prévoir un mécanisme de transport de ceux ci sous la forme de packages dynamiquement exécutables.</text:p>
      <text:p text:style-name="P11">Dernier point : une interface d'administration graphique doit être disponible pour lancer les tests et afficher les résultat. Cette interface peut être une application web.</text:p>
      <text:p text:style-name="P11">Il est possible de s'inspirer de projets existant permettant de mettre en <text:span text:style-name="T7">œuvre</text:span> cette proposition :</text:p>
      <text:list xml:id="list216357538862008877" text:style-name="L18">
        <text:list-item>
          <text:p text:style-name="P10"><text:span text:style-name="T8">h</text:span>ttp://www.jppf.org/</text:p>
        </text:list-item>
        <text:list-item>
          <text:p text:style-name="P18"><text:span text:style-name="T3">http://jmeter.apache.org/</text:span></text:p>
        </text:list-item>
        <text:list-item>
          <text:p text:style-name="P10">http://gatling-tool.org/ (mais le langage de script utilisé est Scala…).</text:p>
        </text:list-item>
      </text:list>
      <text:p text:style-name="P11"/>
      <text:p text:style-name="P11">Tout outil jugé utile dans la mesure où cela permet de répondre au besoin peut être utilisé, à la condition expresse que la licence soit compatible AL 2.0 (Apache Licence 2.0).</text:p>
      <text:p text:style-name="P19"><text:span text:style-name="T3">Dernier point : se rappeler que la cible est un injecteur qui ne dispose ni de beaucoup de mémoire, ni de beaucoup de CPU…</text:span></text:p>
      <text:p text:style-name="P19"/>
      <text:h text:style-name="Heading_20_2" text:outline-level="2">Comment ?</text:h>
      <text:p text:style-name="P19"/>
      <text:h text:style-name="Heading_20_2" text:outline-level="2"><text:span text:style-name="T3">Quand</text:span> ?</text:h>
      <text:p text:style-name="Standard"/>
      <text:h text:style-name="Heading_20_1" text:outline-level="1">Analyse du problème</text:h>
      <text:h text:style-name="Heading_20_2" text:outline-level="2">Business model</text:h>
      <text:h text:style-name="Heading_20_2" text:outline-level="2">Business use case</text:h>
      <text:h text:style-name="Heading_20_2" text:outline-level="2">Contraintes techniques</text:h>
      <text:p text:style-name="Standard"/>
      <text:h text:style-name="Heading_20_1" text:outline-level="1">Conception de la solution fonctionnelle</text:h>
      <text:h text:style-name="Heading_20_2" text:outline-level="2">Modèle de l'applicatif</text:h>
      <text:h text:style-name="Heading_20_2" text:outline-level="2">Use case applicatif</text:h>
      <text:h text:style-name="Heading_20_2" text:outline-level="2">Contraintes legacy</text:h>
      <text:h text:style-name="Heading_20_2" text:outline-level="2">Contraintes opérationnelles</text:h>
      <text:p text:style-name="Standard"/>
      <text:h text:style-name="Heading_20_1" text:outline-level="1"><text:soft-page-break/>Analyse des risques</text:h>
      <text:h text:style-name="Heading_20_2" text:outline-level="2">Technique</text:h>
      <text:h text:style-name="Heading_20_3" text:outline-level="3">Capacité</text:h>
      <text:h text:style-name="Heading_20_3" text:outline-level="3">Performance</text:h>
      <text:h text:style-name="Heading_20_2" text:outline-level="2">Fonctionnel</text:h>
      <text:h text:style-name="Heading_20_3" text:outline-level="3">Correct</text:h>
      <text:h text:style-name="Heading_20_3" text:outline-level="3">Complet</text:h>
      <text:h text:style-name="Heading_20_2" text:outline-level="2">Organisationnel</text:h>
      <text:h text:style-name="Heading_20_3" text:outline-level="3">Ergonomique</text:h>
      <text:h text:style-name="Heading_20_3" text:outline-level="3">Acculturel</text:h>
      <text:p text:style-name="Standard"/>
      <text:h text:style-name="Heading_20_1" text:outline-level="1">Plan d'action</text:h>
      <text:h text:style-name="Heading_20_2" text:outline-level="2">WBS</text:h>
      <text:h text:style-name="Heading_20_2" text:outline-level="2">PERT</text:h>
      <text:h text:style-name="Heading_20_2" text:outline-level="2">GANT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5M10S</meta:editing-duration>
    <meta:editing-cycles>11</meta:editing-cycles>
    <meta:generator>LibreOffice/4.2.6.3$Windows_x86 LibreOffice_project/3fd416d4c6db7d3204c17ce57a1d70f6e531ee21</meta:generator>
    <dc:date>2014-11-17T17:26:59.076000000</dc:date>
    <meta:document-statistic meta:table-count="0" meta:image-count="0" meta:object-count="0" meta:page-count="3" meta:paragraph-count="55" meta:word-count="602" meta:character-count="3793" meta:non-whitespace-character-count="3259"/>
    <meta:user-defined meta:name="Info 1"/>
    <meta:user-defined meta:name="Info 2"/>
    <meta:user-defined meta:name="Info 3"/>
    <meta:user-defined meta:name="Info 4"/>
  </office:meta>
</office:document-meta>
</file>